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a9be" officeooo:paragraph-rsid="0011a9be"/>
    </style:style>
    <style:style style:name="P2" style:family="paragraph" style:parent-style-name="Standard">
      <style:text-properties officeooo:rsid="0011a9be" officeooo:paragraph-rsid="0011a9be"/>
    </style:style>
    <style:style style:name="P3" style:family="paragraph" style:parent-style-name="Standard" style:list-style-name="L1">
      <style:text-properties officeooo:rsid="001520dd" officeooo:paragraph-rsid="001520dd"/>
    </style:style>
    <style:style style:name="P4" style:family="paragraph" style:parent-style-name="Standard">
      <style:text-properties officeooo:rsid="001520dd" officeooo:paragraph-rsid="001520dd"/>
    </style:style>
    <style:style style:name="P5" style:family="paragraph" style:parent-style-name="Standard">
      <style:text-properties officeooo:rsid="00171767" officeooo:paragraph-rsid="00171767"/>
    </style:style>
    <style:style style:name="P6" style:family="paragraph" style:parent-style-name="Standard">
      <style:text-properties officeooo:rsid="0018243c" officeooo:paragraph-rsid="0018243c"/>
    </style:style>
    <style:style style:name="T1" style:family="text">
      <style:text-properties officeooo:rsid="0011a9be"/>
    </style:style>
    <style:style style:name="T2" style:family="text">
      <style:text-properties officeooo:rsid="0018243c"/>
    </style:style>
    <style:style style:name="T3" style:family="text">
      <style:text-properties officeooo:rsid="0018a8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beskrivning:</text:p>
      <text:p text:style-name="P1"/>
      <text:p text:style-name="P1">Quackamole är ett nätverksbaserat multiplayer-spel där varje användare styr en egen karaktär. Alla spelare har ett antal förmågor som är permanenta och delas av alla:</text:p>
      <text:list xml:id="list3907492965343534682" text:style-name="L1">
        <text:list-item>
          <text:p text:style-name="P3"><text:span text:style-name="T1">K</text:span>an gräva genom vissa väggar, märkbart långsammare än att gå.</text:p>
        </text:list-item>
        <text:list-item>
          <text:p text:style-name="P3">Kan flytta stenar genom att gå mot dem.</text:p>
        </text:list-item>
        <text:list-item>
          <text:p text:style-name="P3">Kan plocka upp slumpade föremål ur lådor och använda dessa.</text:p>
        </text:list-item>
      </text:list>
      <text:p text:style-name="P4"/>
      <text:p text:style-name="P5">Spelarna har en varsin uppkoppling mot en gemensam server som samordnar spelet. Hur arbetet ska fördelas mellan klient och server är inte helt klart än. <text:span text:style-name="T2">Allting kommer att presenteras på ett GUI konstruerat i Swing. </text:span></text:p>
      <text:p text:style-name="P5"/>
      <text:p text:style-name="P6">Användarbeskrivning:</text:p>
      <text:p text:style-name="P6"/>
      <text:p text:style-name="P6">Våra användare kommer sannolikt vara personer som är vana vid att använda datorer och spela spel (dataloger!). Denna användargrupp kommer att kunna själva förstå hur spelet fungerar om vi följer <text:span text:style-name="T3">vissa konventioner för datorinterak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17:11:49.526000000</meta:creation-date>
    <dc:date>2014-05-01T20:40:09.649000000</dc:date>
    <meta:editing-duration>PT1H50M9S</meta:editing-duration>
    <meta:editing-cycles>4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8" meta:word-count="127" meta:character-count="819" meta:non-whitespace-character-count="701"/>
  </office:meta>
</office:document-meta>
</file>